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fo:font-weight="bold" officeooo:rsid="00176de9" officeooo:paragraph-rsid="00176de9" style:font-weight-asian="bold" style:font-weight-complex="bold"/>
    </style:style>
    <style:style style:name="P2" style:family="paragraph" style:parent-style-name="Preformatted_20_Text">
      <style:text-properties fo:font-weight="bold" officeooo:rsid="00176de9" officeooo:paragraph-rsid="002c202b" style:font-weight-asian="bold" style:font-weight-complex="bold"/>
    </style:style>
    <style:style style:name="P3" style:family="paragraph" style:parent-style-name="Preformatted_20_Text">
      <style:text-properties fo:font-weight="bold" officeooo:rsid="0027a97c" officeooo:paragraph-rsid="0027a97c" style:font-weight-asian="bold" style:font-weight-complex="bold"/>
    </style:style>
    <style:style style:name="P4" style:family="paragraph" style:parent-style-name="Preformatted_20_Text">
      <style:text-properties fo:font-weight="bold" officeooo:rsid="004061ce" officeooo:paragraph-rsid="004061ce" style:font-weight-asian="bold" style:font-weight-complex="bold"/>
    </style:style>
    <style:style style:name="P5" style:family="paragraph" style:parent-style-name="Preformatted_20_Text">
      <style:text-properties fo:font-weight="normal" officeooo:rsid="00176de9" officeooo:paragraph-rsid="00176de9" style:font-weight-asian="normal" style:font-weight-complex="normal"/>
    </style:style>
    <style:style style:name="P6" style:family="paragraph" style:parent-style-name="Preformatted_20_Text">
      <style:text-properties fo:font-weight="normal" officeooo:rsid="001a4635" officeooo:paragraph-rsid="002bc417" style:font-weight-asian="normal" style:font-weight-complex="normal"/>
    </style:style>
    <style:style style:name="P7" style:family="paragraph" style:parent-style-name="Preformatted_20_Text">
      <style:text-properties fo:font-weight="normal" officeooo:rsid="001a4635" officeooo:paragraph-rsid="002fc589" style:font-weight-asian="normal" style:font-weight-complex="normal"/>
    </style:style>
    <style:style style:name="P8" style:family="paragraph" style:parent-style-name="Preformatted_20_Text">
      <style:text-properties fo:font-weight="normal" officeooo:rsid="00241de7" officeooo:paragraph-rsid="00241de7" style:font-weight-asian="normal" style:font-weight-complex="normal"/>
    </style:style>
    <style:style style:name="P9" style:family="paragraph" style:parent-style-name="Preformatted_20_Text">
      <style:text-properties fo:font-weight="normal" officeooo:rsid="002c202b" officeooo:paragraph-rsid="002c202b" style:font-weight-asian="normal" style:font-weight-complex="normal"/>
    </style:style>
    <style:style style:name="P10" style:family="paragraph" style:parent-style-name="Preformatted_20_Text">
      <style:text-properties fo:font-weight="normal" officeooo:rsid="00309a17" officeooo:paragraph-rsid="00339049" style:font-weight-asian="normal" style:font-weight-complex="normal"/>
    </style:style>
    <style:style style:name="P11" style:family="paragraph" style:parent-style-name="Preformatted_20_Text">
      <style:text-properties fo:font-weight="normal" officeooo:rsid="003bb881" officeooo:paragraph-rsid="003bb881" style:font-weight-asian="normal" style:font-weight-complex="normal"/>
    </style:style>
    <style:style style:name="P12" style:family="paragraph" style:parent-style-name="Preformatted_20_Text">
      <style:text-properties fo:font-size="14pt" fo:font-weight="bold" officeooo:rsid="0027a97c" officeooo:paragraph-rsid="0027a97c" style:font-size-asian="14pt" style:font-weight-asian="bold" style:font-size-complex="14pt" style:font-weight-complex="bold"/>
    </style:style>
    <style:style style:name="P13" style:family="paragraph" style:parent-style-name="Preformatted_20_Text">
      <style:text-properties fo:font-size="10pt" fo:font-weight="normal" officeooo:rsid="00411e85" officeooo:paragraph-rsid="00411e85" style:font-size-asian="10pt" style:font-weight-asian="normal" style:font-size-complex="10pt" style:font-weight-complex="normal"/>
    </style:style>
    <style:style style:name="P14" style:family="paragraph" style:parent-style-name="Preformatted_20_Text">
      <style:paragraph-properties fo:break-before="page"/>
      <style:text-properties fo:font-size="14pt" fo:font-weight="bold" officeooo:rsid="003f1f72" officeooo:paragraph-rsid="003f1f72" style:font-size-asian="14pt" style:font-weight-asian="bold" style:font-size-complex="14pt" style:font-weight-complex="bold"/>
    </style:style>
    <style:style style:name="P15" style:family="paragraph" style:parent-style-name="Preformatted_20_Text">
      <style:paragraph-properties fo:break-before="page"/>
      <style:text-properties fo:font-size="14pt" fo:font-weight="bold" officeooo:rsid="0027a97c" officeooo:paragraph-rsid="0027a97c" style:font-size-asian="14pt" style:font-weight-asian="bold" style:font-size-complex="14pt" style:font-weight-complex="bold"/>
    </style:style>
    <style:style style:name="P16" style:family="paragraph" style:parent-style-name="Preformatted_20_Text">
      <style:text-properties fo:font-weight="normal" officeooo:rsid="00339049" officeooo:paragraph-rsid="0035f830" style:font-weight-asian="normal" style:font-weight-complex="normal"/>
    </style:style>
    <style:style style:name="P17" style:family="paragraph" style:parent-style-name="Preformatted_20_Text">
      <style:text-properties fo:font-weight="normal" officeooo:rsid="00420421" officeooo:paragraph-rsid="0047aab6" style:font-weight-asian="normal" style:font-weight-complex="normal"/>
    </style:style>
    <style:style style:name="P18" style:family="paragraph" style:parent-style-name="Preformatted_20_Text">
      <style:text-properties fo:font-weight="normal" officeooo:rsid="0042bf63" officeooo:paragraph-rsid="0047aab6" style:font-weight-asian="normal" style:font-weight-complex="normal"/>
    </style:style>
    <style:style style:name="P19" style:family="paragraph" style:parent-style-name="Preformatted_20_Text">
      <style:text-properties fo:font-weight="normal" officeooo:rsid="004c08cb" officeooo:paragraph-rsid="004c08cb" style:font-weight-asian="normal" style:font-weight-complex="normal"/>
    </style:style>
    <style:style style:name="P20" style:family="paragraph" style:parent-style-name="Preformatted_20_Text">
      <style:text-properties fo:font-weight="normal" officeooo:rsid="004061ce" officeooo:paragraph-rsid="004061ce" style:font-weight-asian="normal" style:font-weight-complex="normal"/>
    </style:style>
    <style:style style:name="P21" style:family="paragraph" style:parent-style-name="Preformatted_20_Text">
      <style:text-properties fo:font-weight="normal" officeooo:rsid="0052cd7c" officeooo:paragraph-rsid="0052cd7c" style:font-weight-asian="normal" style:font-weight-complex="normal"/>
    </style:style>
    <style:style style:name="P22" style:family="paragraph" style:parent-style-name="Preformatted_20_Text">
      <style:text-properties fo:font-weight="normal" officeooo:rsid="005769c4" officeooo:paragraph-rsid="005769c4" style:font-weight-asian="normal" style:font-weight-complex="normal"/>
    </style:style>
    <style:style style:name="P23" style:family="paragraph" style:parent-style-name="Preformatted_20_Text">
      <style:text-properties fo:font-weight="bold" officeooo:rsid="004061ce" officeooo:paragraph-rsid="004061ce" style:font-weight-asian="bold" style:font-weight-complex="bold"/>
    </style:style>
    <style:style style:name="P24" style:family="paragraph" style:parent-style-name="Preformatted_20_Text">
      <style:text-properties fo:font-weight="bold" officeooo:rsid="004061ce" officeooo:paragraph-rsid="00176de9" style:font-weight-asian="bold" style:font-weight-complex="bold"/>
    </style:style>
    <style:style style:name="P25" style:family="paragraph" style:parent-style-name="Preformatted_20_Text">
      <style:text-properties fo:font-weight="bold" officeooo:rsid="004061ce" officeooo:paragraph-rsid="004f69f5" style:font-weight-asian="bold" style:font-weight-complex="bold"/>
    </style:style>
    <style:style style:name="P26" style:family="paragraph" style:parent-style-name="Preformatted_20_Text">
      <style:text-properties fo:font-weight="bold" officeooo:rsid="004c08cb" officeooo:paragraph-rsid="004c08cb" style:font-weight-asian="bold" style:font-weight-complex="bold"/>
    </style:style>
    <style:style style:name="P27" style:family="paragraph" style:parent-style-name="Preformatted_20_Text">
      <style:text-properties fo:font-size="10pt" fo:font-weight="normal" officeooo:rsid="00411e85" officeooo:paragraph-rsid="004ce707" style:font-size-asian="10pt" style:font-weight-asian="normal" style:font-size-complex="10pt" style:font-weight-complex="normal"/>
    </style:style>
    <style:style style:name="P28" style:family="paragraph" style:parent-style-name="Preformatted_20_Text">
      <style:text-properties fo:font-style="italic" fo:font-weight="normal" officeooo:rsid="00523dd9" officeooo:paragraph-rsid="00523dd9" style:font-style-asian="italic" style:font-weight-asian="normal" style:font-style-complex="italic" style:font-weight-complex="normal"/>
    </style:style>
    <style:style style:name="P29" style:family="paragraph" style:parent-style-name="Preformatted_20_Text">
      <style:text-properties fo:font-style="italic" fo:font-weight="normal" officeooo:rsid="00551149" officeooo:paragraph-rsid="00551149" style:font-style-asian="italic" style:font-weight-asian="normal" style:font-style-complex="italic" style:font-weight-complex="normal"/>
    </style:style>
    <style:style style:name="P30" style:family="paragraph" style:parent-style-name="Preformatted_20_Text">
      <style:text-properties fo:font-style="italic" fo:font-weight="normal" officeooo:rsid="0059a1e1" officeooo:paragraph-rsid="0059a1e1" style:font-style-asian="italic" style:font-weight-asian="normal" style:font-style-complex="italic" style:font-weight-complex="normal"/>
    </style:style>
    <style:style style:name="P31" style:family="paragraph" style:parent-style-name="Preformatted_20_Text">
      <style:text-properties fo:font-style="italic" fo:font-weight="normal" officeooo:rsid="005ec7e0" officeooo:paragraph-rsid="005ec7e0" style:font-style-asian="italic" style:font-weight-asian="normal" style:font-style-complex="italic" style:font-weight-complex="normal"/>
    </style:style>
    <style:style style:name="P32" style:family="paragraph" style:parent-style-name="Preformatted_20_Text">
      <style:text-properties fo:font-style="italic" officeooo:rsid="005dfd3a" officeooo:paragraph-rsid="005dfd3a" style:font-style-asian="italic" style:font-style-complex="italic"/>
    </style:style>
    <style:style style:name="P33" style:family="paragraph" style:parent-style-name="Preformatted_20_Text">
      <style:text-properties fo:font-style="italic" officeooo:rsid="005dfd3a" officeooo:paragraph-rsid="005e51f0" style:font-style-asian="italic" style:font-style-complex="italic"/>
    </style:style>
    <style:style style:name="P34" style:family="paragraph" style:parent-style-name="Preformatted_20_Text">
      <style:text-properties fo:font-style="normal" fo:font-weight="normal" officeooo:rsid="0053d595" officeooo:paragraph-rsid="0053d595" style:font-style-asian="normal" style:font-weight-asian="normal" style:font-style-complex="normal" style:font-weight-complex="normal"/>
    </style:style>
    <style:style style:name="P35" style:family="paragraph" style:parent-style-name="Preformatted_20_Text">
      <style:text-properties fo:font-style="normal" fo:font-weight="normal" officeooo:rsid="00551149" officeooo:paragraph-rsid="00551149" style:font-style-asian="normal" style:font-weight-asian="normal" style:font-style-complex="normal" style:font-weight-complex="normal"/>
    </style:style>
    <style:style style:name="P36" style:family="paragraph" style:parent-style-name="Preformatted_20_Text">
      <style:text-properties fo:font-style="normal" fo:font-weight="normal" officeooo:rsid="0057ba24" officeooo:paragraph-rsid="0057ba24" style:font-style-asian="normal" style:font-weight-asian="normal" style:font-style-complex="normal" style:font-weight-complex="normal"/>
    </style:style>
    <style:style style:name="P37" style:family="paragraph" style:parent-style-name="Preformatted_20_Text">
      <style:text-properties fo:font-style="normal" fo:font-weight="normal" officeooo:rsid="0059a1e1" officeooo:paragraph-rsid="0059a1e1" style:font-style-asian="normal" style:font-weight-asian="normal" style:font-style-complex="normal" style:font-weight-complex="normal"/>
    </style:style>
    <style:style style:name="P38" style:family="paragraph" style:parent-style-name="Preformatted_20_Text">
      <style:text-properties fo:font-style="normal" fo:font-weight="normal" officeooo:rsid="0059f407" officeooo:paragraph-rsid="005badfa" style:font-style-asian="normal" style:font-weight-asian="normal" style:font-style-complex="normal" style:font-weight-complex="normal"/>
    </style:style>
    <style:style style:name="P39" style:family="paragraph" style:parent-style-name="Preformatted_20_Text">
      <style:text-properties fo:font-style="normal" fo:font-weight="normal" officeooo:rsid="005bcc77" officeooo:paragraph-rsid="005bcc77" style:font-style-asian="normal" style:font-weight-asian="normal" style:font-style-complex="normal" style:font-weight-complex="normal"/>
    </style:style>
    <style:style style:name="P40" style:family="paragraph" style:parent-style-name="Preformatted_20_Text">
      <style:text-properties officeooo:rsid="00551149" officeooo:paragraph-rsid="00551149"/>
    </style:style>
    <style:style style:name="P41" style:family="paragraph" style:parent-style-name="Preformatted_20_Text">
      <style:paragraph-properties fo:break-before="page"/>
      <style:text-properties fo:font-size="14pt" fo:font-weight="bold" officeooo:rsid="0027a97c" officeooo:paragraph-rsid="004637e4" style:font-size-asian="14pt" style:font-weight-asian="bold" style:font-size-complex="14pt" style:font-weight-complex="bold"/>
    </style:style>
    <style:style style:name="P42" style:family="paragraph" style:parent-style-name="Preformatted_20_Text">
      <style:paragraph-properties fo:break-before="page"/>
      <style:text-properties fo:font-weight="bold" officeooo:rsid="00551149" officeooo:paragraph-rsid="00551149" style:font-weight-asian="bold" style:font-weight-complex="bold"/>
    </style:style>
    <style:style style:name="T1" style:family="text">
      <style:text-properties officeooo:rsid="0027a97c"/>
    </style:style>
    <style:style style:name="T2" style:family="text">
      <style:text-properties officeooo:rsid="0028701e"/>
    </style:style>
    <style:style style:name="T3" style:family="text">
      <style:text-properties officeooo:rsid="002de462"/>
    </style:style>
    <style:style style:name="T4" style:family="text">
      <style:text-properties officeooo:rsid="002fc589"/>
    </style:style>
    <style:style style:name="T5" style:family="text">
      <style:text-properties officeooo:rsid="0035f830"/>
    </style:style>
    <style:style style:name="T6" style:family="text">
      <style:text-properties officeooo:rsid="003bb881"/>
    </style:style>
    <style:style style:name="T7" style:family="text">
      <style:text-properties officeooo:rsid="003d92e7"/>
    </style:style>
    <style:style style:name="T8" style:family="text">
      <style:text-properties officeooo:rsid="00411e85"/>
    </style:style>
    <style:style style:name="T9" style:family="text">
      <style:text-properties officeooo:rsid="0042bf63"/>
    </style:style>
    <style:style style:name="T10" style:family="text">
      <style:text-properties officeooo:rsid="00451701"/>
    </style:style>
    <style:style style:name="T11" style:family="text">
      <style:text-properties officeooo:rsid="004637e4"/>
    </style:style>
    <style:style style:name="T12" style:family="text">
      <style:text-properties officeooo:rsid="004a5f54"/>
    </style:style>
    <style:style style:name="T13" style:family="text">
      <style:text-properties officeooo:rsid="004ce707"/>
    </style:style>
    <style:style style:name="T14" style:family="text">
      <style:text-properties officeooo:rsid="004de1ac"/>
    </style:style>
    <style:style style:name="T15" style:family="text">
      <style:text-properties officeooo:rsid="004e00cf"/>
    </style:style>
    <style:style style:name="T16" style:family="text">
      <style:text-properties fo:font-style="italic" style:font-style-asian="italic" style:font-style-complex="italic"/>
    </style:style>
    <style:style style:name="T17" style:family="text">
      <style:text-properties officeooo:rsid="00551149"/>
    </style:style>
    <style:style style:name="T18" style:family="text">
      <style:text-properties officeooo:rsid="005769c4"/>
    </style:style>
    <style:style style:name="T19" style:family="text">
      <style:text-properties fo:font-size="14pt" style:font-size-asian="14pt" style:font-size-complex="14pt"/>
    </style:style>
    <style:style style:name="T20" style:family="text">
      <style:text-properties officeooo:rsid="005ae636"/>
    </style:style>
    <style:style style:name="T21" style:family="text">
      <style:text-properties officeooo:rsid="005e51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2">Abstract:</text:p>
      <text:p text:style-name="P3"/>
      <text:p text:style-name="P6"><text:span text:style-name="T1">Dans le papier précédent nous avons approfondit les node-like diagram en étudiant l’ajout de flots de particules superposé sur</text:span> les <text:span text:style-name="T6">habituel</text:span> liens <text:span text:style-name="T2">dans un </text:span>graph. <text:span text:style-name="T2">Ces particules ont permis d’augmenter l’expressivité des liens en rajoutant la possibilité d’encoder des attribut par rapport au</text:span> mouvement, <text:span text:style-name="T2">plus particulièrement en utilisant la vitesse et la fréquence, et pour chacune de ces propriétées des seuil de valeurs dinstinguable entre elles ont été calculé afin de fournir des piste quant à leur utilisations en visualisation. Cependant ces seuils ont été créée dans des cas ou toutes les autre propriétés étaient invariante et il est necessaire d’étudier l’interaction entre les propriété du mouvement et les variable habituel comme la couleur ou la luminance afin de garantir leur perenité. Nous nous somme donc concentré sur l’étude de la vitesse des particules en étudiant comment les utilisateur perçoivent différente vitesses lorsqu’elles sont croisé avec différentes luminance et [suite]</text:span></text:p>
      <text:p text:style-name="P9"/>
      <text:p text:style-name="P9"/>
      <text:p text:style-name="P9"/>
      <text:p text:style-name="P2"/>
      <text:p text:style-name="P14">Intro:</text:p>
      <text:p text:style-name="P1"/>
      <text:p text:style-name="P7">L’utilisation de graphe est une pratique courante en visualisation dans le but de représenter des données, cela permettant nottement d’encoder différents attributs des données sur des propriétés du graphe <text:span text:style-name="T4">notement les lien </text:span>afin de le rendre visuellement informatif.</text:p>
      <text:p text:style-name="P7"/>
      <text:p text:style-name="P16">Dans le papier précédent, nous avons commencé une étude concernant l’utilisation de texture animé (représenté sous forme de flots de particules) afin de mettre en avant le potentiel offert par les animation. En effet ces dernière, même si deja utilisé, n’ont jamais subit d’étude fournissant de réelle guidelines testé et vérifié. Nous en avons déduit des expérience précédente une plage de 6 valeurs pour la vitesse et 6 valeurs pour la fréquence, ces valeurs étant utilisable pour encoder des attributs de données car suffisament différenciable entre elles pour permettre une analyse.</text:p>
      <text:p text:style-name="P10"/>
      <text:p text:style-name="P8">Cependant un facteur clef dans la visualisation d’un graphe est la capacité de la personne le regardant à être capable d’en extraire des informations <text:span text:style-name="T5">et ce malgré le croisement de plusieur encodages (vitesse+luminance+size). Il est donc necessaire d’étudier comment ces encodages intéragissent avec la perception du mouvement par l’oeil humain. Le nombre de croisement possible étant nombreux et l’environnement étudié étant tres riche (layout des grahes, taille des graphe, background..) nous nous focaliseront ici sur le croisement de la vitesse avec la luminance.</text:span></text:p>
      <text:p text:style-name="P11"/>
      <text:p text:style-name="P11">First <text:span text:style-name="T7">nous introduirons les differente notions prise en compte pour designer l’expérience, la perception du mouvement par l’oeil humain étant un objet d’étude important dans le domaine de la vision. Nous présenterons ensuite l’expérience en elle même puis analyserons les résultat obtenu tout en les comparant avec ceux obtenue dans le papier précendant afin d’en tirer des conclusion. Nous discuterons ensuite de plusieur point observé durant le design de cette expérience et leur implication.</text:span></text:p>
      <text:p text:style-name="P11"/>
      <text:p text:style-name="P8"/>
      <text:p text:style-name="P8"/>
      <text:p text:style-name="P8"/>
      <text:p text:style-name="P5"/>
      <text:p text:style-name="P3"/>
      <text:p text:style-name="P15"><text:span text:style-name="T3">B</text:span>ackground and <text:span text:style-name="T8">setup</text:span>:</text:p>
      <text:p text:style-name="P12"/>
      <text:p text:style-name="P13"><text:span text:style-name="T13">N</text:span>ous avons étudié plusieur<text:span text:style-name="T13">s</text:span> papier<text:span text:style-name="T13">s</text:span> de recherche dans le domaine de la vision humain<text:span text:style-name="T10">e</text:span> traitant nottement de la perception de la vitesse <text:span text:style-name="T10">et la perception de la luminance</text:span> par l’humain sur le plan psychologique et physiologique <text:span text:style-name="T14">et comment ces deux notion interagisse entre elles</text:span>. <text:span text:style-name="T15">Puis nous avons recoupé ces informations avec les recherche en visualisation afin de filtrer ce qui semblait le plus pertinent.</text:span></text:p>
      <text:p text:style-name="P24"/>
      <text:p text:style-name="P25"><text:span text:style-name="T11">Motion,</text:span> luminance <text:span text:style-name="T18">and chromaticity</text:span> <text:span text:style-name="T12">in vision research</text:span></text:p>
      <text:p text:style-name="P25"/>
      <text:p text:style-name="P28">[Misperceptions of speed for chromatic and luminance grating stimuli]</text:p>
      <text:p text:style-name="P28"/>
      <text:p text:style-name="P31">[Colour and luminance interactions in the visual perception of motion]</text:p>
      <text:p text:style-name="P28"/>
      <text:p text:style-name="P30">[The perception of speed based on L-M and S-(L+M) cone opponent processing]</text:p>
      <text:p text:style-name="P37">.For low speeds and low contrasts speed discrimination thresholds for L-M and S-(L+M) are similar but are higher and have a greater dependency upon contrast than those for luminance motion.</text:p>
      <text:p text:style-name="P38">.separate mechanism for analysis of lumi<text:span text:style-name="T20">n</text:span>ance <text:span text:style-name="T20">and</text:span> chromatic motion</text:p>
      <text:p text:style-name="P39">.Our results argue against the idea that speed perception is compromised when it is based upon information derived from the S-(L+M) cone opponent pathway.</text:p>
      <text:p text:style-name="P28"/>
      <text:p text:style-name="P29">[The influence of color on the perception of luminance motion]</text:p>
      <text:p text:style-name="P36">color play a critical role in discrimination of luminance motion direction</text:p>
      <text:p text:style-name="P29"/>
      <text:p text:style-name="P21"><text:span text:style-name="T16">[Perceived Velocity of Luminance, Chromatic and Non-Fourier Stimuli: Influence of Contrast and Temporal Frequency]</text:span></text:p>
      <text:p text:style-name="P34"><text:tab/>fast moving = contrast-invariant</text:p>
      <text:p text:style-name="P34"><text:tab/>slow moving = contrast dependant →<text:span text:style-name="T17"> <text:tab/>shallow for luminance</text:span></text:p>
      <text:p text:style-name="P34"><text:tab/><text:tab/><text:tab/><text:tab/><text:tab/><text:tab/><text:tab/><text:span text:style-name="T17">steep for chromatic </text:span></text:p>
      <text:p text:style-name="P21"><text:span text:style-name="T16"/></text:p>
      <text:p text:style-name="P4">Motion <text:span text:style-name="T12">and luminance in data viz</text:span></text:p>
      <text:p text:style-name="P26"/>
      <text:p text:style-name="P19">Motion…</text:p>
      <text:p text:style-name="P19">luminance…</text:p>
      <text:p text:style-name="P20"/>
      <text:p text:style-name="P4"/>
      <text:p text:style-name="P4">From vision research to <text:span text:style-name="T12">data viz</text:span></text:p>
      <text:p text:style-name="P4"/>
      <text:p text:style-name="P22">expérience en vision research </text:p>
      <text:p text:style-name="P41"><text:span text:style-name="T11">Experiment design</text:span>:</text:p>
      <text:p text:style-name="P4"/>
      <text:p text:style-name="P27">Like state before, même en se focalisant uniquement sur la vitesse et la luminance,<text:span text:style-name="T5"> l’environnement étudié </text:span>reste<text:span text:style-name="T5"> tres riche </text:span>et il est ainsi important de fixer chaque élément durant l’expérience afin de ne pas introduire de bias.</text:p>
      <text:p text:style-name="P27"/>
      <text:p text:style-name="P27"/>
      <text:p text:style-name="P18">velocity after effect</text:p>
      <text:p text:style-name="P18">prior expectation</text:p>
      <text:p text:style-name="P17"/>
      <text:p text:style-name="P17">direction<text:span text:style-name="T9">|</text:span>sens opposé/meme sens</text:p>
      <text:p text:style-name="P18">direction selective cells</text:p>
      <text:p text:style-name="P18"/>
      <text:p text:style-name="P28">[Misperceptions of speed for chromatic and luminance grating stimuli]</text:p>
      <text:p text:style-name="P17"><text:tab/>stimuli +rapide/lent <text:span text:style-name="T9">autour</text:span></text:p>
      <text:p text:style-name="P4"/>
      <text:p text:style-name="P33">[Texture interactions determine perceived contrast] <text:span text:style-name="T21">+ [Explaining brightness illusions using spatial filtering and local response normalization]</text:span></text:p>
      <text:p text:style-name="P32">The perceived contrast of the texture patch depends substantially on the contrast of the background. When the texture patch is surrounded by high-contrast texture, the bright points of the texture patch appear dimmer, and simultaneously, its dark points appear less dark than when it is surrounded by a uniform background.</text:p>
      <text:p text:style-name="P42"><text:span text:style-name="T19">Discussion:</text:span></text:p>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30T11:55:12.227292640</dc:date>
    <meta:editing-duration>PT4H51M40S</meta:editing-duration>
    <meta:editing-cycles>59</meta:editing-cycles>
    <meta:generator>LibreOffice/5.1.6.2$Linux_X86_64 LibreOffice_project/10m0$Build-2</meta:generator>
    <meta:document-statistic meta:table-count="0" meta:image-count="0" meta:object-count="0" meta:page-count="5" meta:paragraph-count="38" meta:word-count="804" meta:character-count="5419" meta:non-whitespace-character-count="4640"/>
  </office:meta>
</office:document-meta>
</file>